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2984">
            <text:p>SI-2984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3320.0">
            <text:p>332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6">
            <text:p>10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4829">
            <text:p>SI-4829</text:p>
          </table:table-cell>
          <table:table-cell office:value-type="float" office:value="56.8">
            <text:p>56.8</text:p>
          </table:table-cell>
          <table:table-cell office:value-type="float" office:value="-62.28">
            <text:p>-62.28</text:p>
          </table:table-cell>
          <table:table-cell office:value-type="float" office:value="1385.0">
            <text:p>1385.0</text:p>
          </table:table-cell>
          <table:table-cell office:value-type="float" office:value="55.0">
            <text:p>5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5">
            <text:p>3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4826">
            <text:p>SI-4826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3760.0">
            <text:p>376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5">
            <text:p>11.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2979">
            <text:p>SI-2979</text:p>
          </table:table-cell>
          <table:table-cell office:value-type="float" office:value="56.63">
            <text:p>56.63</text:p>
          </table:table-cell>
          <table:table-cell office:value-type="float" office:value="-61.03">
            <text:p>-61.03</text:p>
          </table:table-cell>
          <table:table-cell office:value-type="float" office:value="6010.0">
            <text:p>6010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8">
            <text:p>22.8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5829">
            <text:p>SI-5829</text:p>
          </table:table-cell>
          <table:table-cell office:value-type="float" office:value="55.7">
            <text:p>55.7</text:p>
          </table:table-cell>
          <table:table-cell office:value-type="float" office:value="-60.35">
            <text:p>-60.35</text:p>
          </table:table-cell>
          <table:table-cell office:value-type="float" office:value="425.0">
            <text:p>425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2510">
            <text:p>SI-2510</text:p>
          </table:table-cell>
          <table:table-cell office:value-type="float" office:value="57.0">
            <text:p>57.0</text:p>
          </table:table-cell>
          <table:table-cell office:value-type="float" office:value="-61.7">
            <text:p>-61.7</text:p>
          </table:table-cell>
          <table:table-cell office:value-type="float" office:value="2845.0">
            <text:p>2845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2505">
            <text:p>SI-2505</text:p>
          </table:table-cell>
          <table:table-cell office:value-type="float" office:value="57.44">
            <text:p>57.44</text:p>
          </table:table-cell>
          <table:table-cell office:value-type="float" office:value="-61.71">
            <text:p>-61.71</text:p>
          </table:table-cell>
          <table:table-cell office:value-type="float" office:value="4905.0">
            <text:p>4905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7">
            <text:p>10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3558">
            <text:p>SI-3558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7065.0">
            <text:p>7065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1.3">
            <text:p>41.3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GSC-697">
            <text:p>GSC-697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4260.0">
            <text:p>4260.0</text:p>
          </table:table-cell>
          <table:table-cell office:value-type="float" office:value="115.0">
            <text:p>1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2986">
            <text:p>SI-2986</text:p>
          </table:table-cell>
          <table:table-cell office:value-type="float" office:value="56.63">
            <text:p>56.63</text:p>
          </table:table-cell>
          <table:table-cell office:value-type="float" office:value="-61.03">
            <text:p>-61.03</text:p>
          </table:table-cell>
          <table:table-cell office:value-type="float" office:value="6135.0">
            <text:p>6135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8">
            <text:p>22.8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BETA-15515">
            <text:p>BETA-15515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6120.0">
            <text:p>612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6.6">
            <text:p>26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GSC-1264">
            <text:p>GSC-1264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3660.0">
            <text:p>366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7">
            <text:p>11.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1793">
            <text:p>SI-1793</text:p>
          </table:table-cell>
          <table:table-cell office:value-type="float" office:value="55.65">
            <text:p>55.65</text:p>
          </table:table-cell>
          <table:table-cell office:value-type="float" office:value="-60.33">
            <text:p>-60.33</text:p>
          </table:table-cell>
          <table:table-cell office:value-type="float" office:value="1510.0">
            <text:p>151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6702">
            <text:p>SI-6702</text:p>
          </table:table-cell>
          <table:table-cell office:value-type="float" office:value="55.65">
            <text:p>55.65</text:p>
          </table:table-cell>
          <table:table-cell office:value-type="float" office:value="-60.33">
            <text:p>-60.33</text:p>
          </table:table-cell>
          <table:table-cell office:value-type="float" office:value="2010.0">
            <text:p>2010.0</text:p>
          </table:table-cell>
          <table:table-cell office:value-type="float" office:value="55.0">
            <text:p>5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ClarkFitzhugh1990,VacchiEtal2018">
            <text:p>ClarkFitzhugh199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SI-2155">
            <text:p>SI-2155</text:p>
          </table:table-cell>
          <table:table-cell office:value-type="float" office:value="57.55">
            <text:p>57.55</text:p>
          </table:table-cell>
          <table:table-cell office:value-type="float" office:value="-61.75">
            <text:p>-61.75</text:p>
          </table:table-cell>
          <table:table-cell office:value-type="float" office:value="1450.0">
            <text:p>1450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9">
            <text:p>3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Nain">
            <text:p>Nain</text:p>
          </table:table-cell>
          <table:table-cell office:value-type="string" office:value="radiocarbon">
            <text:p>radiocarbon</text:p>
          </table:table-cell>
          <table:table-cell office:value-type="string" office:value="GSC-2588">
            <text:p>GSC-2588</text:p>
          </table:table-cell>
          <table:table-cell office:value-type="float" office:value="56.71">
            <text:p>56.71</text:p>
          </table:table-cell>
          <table:table-cell office:value-type="float" office:value="-61.36">
            <text:p>-61.36</text:p>
          </table:table-cell>
          <table:table-cell office:value-type="float" office:value="8240.0">
            <text:p>8240.0</text:p>
          </table:table-cell>
          <table:table-cell office:value-type="float" office:value="65.0">
            <text:p>6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-1.0">
            <text:p>-1.0</text:p>
          </table:table-cell>
          <table:table-cell office:value-type="float" office:value="36.5">
            <text:p>36.5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ClarkFitzhugh1990,VacchiEtal2018">
            <text:p>ClarkFitzhugh1990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